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0b670" officeooo:paragraph-rsid="0000b670"/>
    </style:style>
    <style:style style:name="T1" style:family="text">
      <style:text-properties officeooo:rsid="00015e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UTOMATIC CLOTH POLISHING MACHINE</text:p>
      <text:h text:style-name="Heading_20_1" text:outline-level="1">ABSTRACT :</text:h>
      <text:p text:style-name="P1"><text:s text:c="3"/>Cotton is a soft, fluffy staple fiber that grows in a bowl, or protective case, around the seeds of the cotton plants of the genus Gossypium in the mallow family Malvacae. The aim of the work is to make <text:span text:style-name="T1">an</text:span> automated safe device called “<text:span text:style-name="T1">T</text:span>extile fabric roll polishing machine” which is used to polish fabric such as sarees and other clothings. At present, saree polishing is done manually <text:span text:style-name="T1">using hands </text:span>which is slow and cannot be applied in uniform manner. The cloth is rolled in a roller and dried in sunlight. <text:span text:style-name="T1">By replacing this methodology with automation saves time, increases productivity and reduces labour.</text:span> Due to increase in polulation and standard of living, there is a good market for this type of <text:span text:style-name="T1">machinery</text:span>. Raw material used for saree rolling and polishing <text:span text:style-name="T1">is s</text:span>tar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23:25:15.557751120</meta:creation-date>
    <dc:date>2018-01-27T23:49:36.675269388</dc:date>
    <meta:editing-duration>PT8M41S</meta:editing-duration>
    <meta:editing-cycles>1</meta:editing-cycles>
    <meta:document-statistic meta:table-count="0" meta:image-count="0" meta:object-count="0" meta:page-count="1" meta:paragraph-count="3" meta:word-count="139" meta:character-count="821" meta:non-whitespace-character-count="682"/>
    <meta:generator>LibreOffice/5.0.6.3$Linux_X86_64 LibreOffice_project/00m0$Build-3</meta:generator>
  </office:meta>
</office:document-meta>
</file>